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Calibri1" svg:font-family="Calibri, sans-serif"/>
    <style:font-face style:name="Lohit Devanagari" svg:font-family="'Lohit Devanagari'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DokChampa" svg:font-family="DokChampa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List_20_Paragraph" style:list-style-name="WWNum1">
      <style:text-properties officeooo:paragraph-rsid="0019d8f0"/>
    </style:style>
    <style:style style:name="P2" style:family="paragraph" style:parent-style-name="List_20_Paragraph" style:list-style-name="WWNum1">
      <style:text-properties officeooo:rsid="0019d8f0" officeooo:paragraph-rsid="0019d8f0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style:font-name="Arial1" fo:font-size="12pt" style:font-size-asian="12pt" style:font-name-complex="Arial2" style:font-size-complex="12pt"/>
    </style:style>
    <style:style style:name="T2" style:family="text">
      <style:text-properties fo:color="#202124" style:font-name="Arial1" fo:font-size="12pt" fo:letter-spacing="-0.004cm" fo:background-color="#ffffff" loext:char-shading-value="0" style:font-size-asian="12pt" style:font-name-complex="Arial2" style:font-size-complex="12pt"/>
    </style:style>
    <style:style style:name="T3" style:family="text">
      <style:text-properties fo:color="#202124" style:font-name="Arial1" fo:font-size="12pt" fo:letter-spacing="-0.004cm" officeooo:rsid="0019d8f0" fo:background-color="#ffffff" loext:char-shading-value="0" style:font-size-asian="12pt" style:font-name-complex="Arial2" style:font-size-complex="12pt"/>
    </style:style>
    <style:style style:name="T4" style:family="text">
      <style:text-properties fo:font-variant="normal" fo:text-transform="none" fo:color="#202124" style:text-line-through-style="none" style:text-line-through-type="none" style:font-name="Arial1" fo:font-size="12pt" fo:letter-spacing="-0.004cm" fo:font-style="normal" style:text-underline-style="none" fo:font-weight="normal" style:text-blinking="false" fo:background-color="#ffffff" loext:char-shading-value="0" style:font-size-asian="12pt" style:font-name-complex="Arial2" style:font-size-complex="12pt"/>
    </style:style>
    <style:style style:name="T5" style:family="text">
      <style:text-properties fo:font-variant="normal" fo:text-transform="none" fo:color="#202124" style:text-line-through-style="none" style:text-line-through-type="none" style:font-name="Arial1" fo:font-size="12pt" fo:letter-spacing="-0.004cm" fo:font-style="normal" style:text-underline-style="none" fo:font-weight="normal" officeooo:rsid="0019d8f0" style:text-blinking="false" fo:background-color="#ffffff" loext:char-shading-value="0" style:font-size-asian="12pt" style:font-name-complex="Arial2" style:font-size-complex="12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Fundamentos de Programação - Questões Objetivas</text:span></text:p>
      <text:list xml:id="list3297225779" text:style-name="WWNum1">
        <text:list-item>
          <text:p text:style-name="P2"><text:span text:style-name="T2">Qual destes itens não fazem parte do hardware?</text:span></text:p>
          <text:p text:style-name="P2"><text:span text:style-name="T2">a) CPU</text:span></text:p>
          <text:p text:style-name="P2"><text:span text:style-name="T2">b) Placas</text:span></text:p>
          <text:p text:style-name="P2"><text:span text:style-name="T2">c) Paint</text:span></text:p>
          <text:p text:style-name="P2"><text:span text:style-name="T2">d) Circuito de fios</text:span></text:p>
        </text:list-item>
        <text:list-item>
          <text:p text:style-name="P2"><text:span text:style-name="T2">Qual das alternativa a seguir, correspondem a uma linguagem de programação?</text:span></text:p>
          <text:p text:style-name="P2"><text:span text:style-name="T2">a) C++ / JAVA / PYTHON</text:span></text:p>
          <text:p text:style-name="P2"><text:span text:style-name="T2">b) C – / JASPION / HPH</text:span></text:p>
          <text:p text:style-name="P2"><text:span text:style-name="T2">c) JAVA / PHP / C +-</text:span></text:p>
        </text:list-item>
        <text:list-item>
          <text:p text:style-name="P1"><text:span text:style-name="T3">Qual dos itens a seguir não corresponde a f</text:span><text:span text:style-name="T4">ormas de </text:span><text:span text:style-name="T5">r</text:span><text:span text:style-name="T4">epresentação de </text:span><text:span text:style-name="T5">al</text:span><text:span text:style-name="T4">goritmos?</text:span></text:p>
          <text:p text:style-name="P2"><text:span text:style-name="T4">a) Descrição narrativa</text:span></text:p>
          <text:p text:style-name="P2"><text:span text:style-name="T4">b) Fluxograma</text:span></text:p>
          <text:p text:style-name="P2"><text:span text:style-name="T4">c) Pseudocódigo</text:span></text:p>
        </text:list-item>
        <text:list-item>
          <text:p text:style-name="P2"><text:span text:style-name="T4">Assinale a alternativa correta a respeito das Instruções Primitivas:</text:span></text:p>
          <text:p text:style-name="P2"><text:span text:style-name="T4"><text:s/>a) Dispositivos de Entrada - Meio pelo qual o usuário se comunica com o computador </text:span></text:p>
          <text:p text:style-name="P2"><text:span text:style-name="T4"><text:s/>b) Dispositivos de Saída - Forma como os comandos devem ser escritos c) Semântica - Conjunto de ações que serão executadas pelo computador durante a execução de um comando</text:span></text:p>
        </text:list-item>
        <text:list-item>
          <text:p text:style-name="P2"><text:span text:style-name="T4">Qual das alternativas abaixo, não correspondem a um tipo de sistema operacional?</text:span></text:p>
          <text:p text:style-name="P2"><text:span text:style-name="T4">a) Linux</text:span></text:p>
          <text:p text:style-name="P2"><text:span text:style-name="T4">b) Windows</text:span></text:p>
          <text:p text:style-name="P2"><text:span text:style-name="T4">c) Word</text:span></text:p>
          <text:p text:style-name="P2"><text:span text:style-name="T4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Calibri1" svg:font-family="Calibri, sans-serif"/>
    <style:font-face style:name="Lohit Devanagari" svg:font-family="'Lohit Devanagari'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DokChampa" svg:font-family="DokChampa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2" style:font-size-asian="11pt" style:language-asian="en" style:country-asian="US" style:font-name-complex="DokChampa" style:font-size-complex="11pt" style:language-complex="lo" style:country-complex="L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2" style:font-size-asian="11pt" style:language-asian="en" style:country-asian="US" style:font-name-complex="DokChampa" style:font-size-complex="11pt" style:language-complex="lo" style:country-complex="L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202124"/>
    </style:style>
    <style:style style:name="ListLabel_20_2" style:display-name="ListLabel 2" style:family="text">
      <style:text-properties fo:color="#202124"/>
    </style:style>
    <style:style style:name="ListLabel_20_3" style:display-name="ListLabel 3" style:family="text">
      <style:text-properties fo:font-size="12pt"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edro Gustavo Granjeiro Bento</meta:initial-creator>
    <meta:editing-cycles>2</meta:editing-cycles>
    <meta:creation-date>2021-08-26T11:29:00</meta:creation-date>
    <dc:date>2021-09-14T09:06:16.689105545</dc:date>
    <meta:editing-duration>PT51M53S</meta:editing-duration>
    <meta:generator>LibreOffice/6.4.7.2$Linux_X86_64 LibreOffice_project/40$Build-2</meta:generator>
    <meta:document-statistic meta:table-count="0" meta:image-count="0" meta:object-count="0" meta:page-count="1" meta:paragraph-count="21" meta:word-count="150" meta:character-count="843" meta:non-whitespace-character-count="71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